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1.037cm" svg:y1="23.886cm" svg:x2="14.249cm" svg:y2="23cm" draw:start-shape="id1" draw:start-glue-point="1" draw:end-shape="id2" svg:d="m11037 23886c2407 0 802-886 3212-886" svg:viewBox="0 0 3213 887">
          <text:p/>
        </draw:connector>
        <draw:connector draw:style-name="gr1" draw:text-style-name="P1" draw:layer="layout" draw:type="curve" svg:x1="11.037cm" svg:y1="23.886cm" svg:x2="14.285cm" svg:y2="25.456cm" draw:start-shape="id1" draw:start-glue-point="1" draw:end-shape="id3" draw:end-glue-point="3" svg:d="m11037 23886c2434 0 811 1570 3248 1570" svg:viewBox="0 0 3249 1571">
          <text:p/>
        </draw:connector>
        <draw:connector draw:style-name="gr1" draw:text-style-name="P1" draw:layer="layout" draw:type="curve" svg:x1="5.705cm" svg:y1="21.658cm" svg:x2="8.462cm" svg:y2="23.886cm" draw:start-shape="id4" draw:start-glue-point="2" draw:end-shape="id1" draw:end-glue-point="3" svg:d="m5705 21658c0 1486 919 2228 2757 2228" svg:viewBox="0 0 2758 2229">
          <text:p/>
        </draw:connector>
        <draw:connector draw:style-name="gr2" draw:text-style-name="P1" draw:layer="layout" draw:type="curve" svg:x1="12.586cm" svg:y1="19.314cm" svg:x2="8.125cm" svg:y2="20.599cm" draw:start-shape="id5" draw:start-glue-point="3" draw:end-shape="id4" svg:d="m12586 19314c-3346 0-1116 1285-4461 1285" svg:viewBox="0 0 4462 1286">
          <text:p/>
        </draw:connector>
        <draw:custom-shape draw:style-name="gr3" draw:text-style-name="P1" xml:id="id1" draw:id="id1" draw:layer="layout" svg:width="2.575cm" svg:height="1.665cm" svg:x="8.462cm" svg:y="23.054cm">
          <text:p text:style-name="P1">KML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137cm" svg:height="1.55cm" svg:x="14.249cm" svg:y="22.225cm">
          <text:p text:style-name="P1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3.137cm" svg:height="1.55cm" svg:x="14.285cm" svg:y="24.681cm">
          <text:p text:style-name="P1">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4.839cm" svg:height="2.118cm" svg:x="3.286cm" svg:y="19.54cm">
          <text:p text:style-name="P1">metno-vaa-kml</text:p>
          <text:p text:style-name="P1"><text:span text:style-name="T1">(Per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5.481cm" svg:height="2.344cm" svg:x="12.586cm" svg:y="18.142cm">
          <text:p text:style-name="P1">metno-fetch-vaa</text:p>
          <text:p text:style-name="P1"><text:span text:style-name="T1">(Pyth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8" draw:id="id8">
          <draw:custom-shape draw:style-name="gr3" draw:text-style-name="P2" draw:layer="layout" svg:width="3.747cm" svg:height="1.741cm" svg:x="1.732cm" svg:y="12.018cm">
            <text:p text:style-name="P2">contents in</text:p>
            <text:p text:style-name="P2"><text:span text:style-name="T2">&lt;pre&gt;</text:span> tag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747cm" svg:height="1.741cm" svg:x="1.693cm" svg:y="9.863cm">
            <text:p text:style-name="P2">other</text:p>
            <text:p text:style-name="P2">contents</text:p>
            <draw:enhanced-geometry svg:viewBox="0 0 21600 21600" draw:type="rectangle" draw:enhanced-path="M 0 0 L 21600 0 21600 21600 0 21600 0 0 Z N"/>
          </draw:custom-shape>
          <draw:custom-shape draw:style-name="gr5" draw:text-style-name="P1" xml:id="id6" draw:id="id6" draw:layer="layout" svg:width="4.536cm" svg:height="4.573cm" svg:x="1.321cm" svg:y="9.45cm">
            <text:p/>
            <draw:enhanced-geometry svg:viewBox="0 0 21600 21600" draw:type="rectangle" draw:enhanced-path="M 0 0 L 21600 0 21600 21600 0 21600 0 0 Z N"/>
          </draw:custom-shape>
        </draw:g>
        <draw:connector draw:style-name="gr1" draw:text-style-name="P1" draw:layer="layout" draw:type="curve" svg:x1="3.589cm" svg:y1="14.023cm" svg:x2="5.705cm" svg:y2="19.54cm" draw:start-shape="id6" draw:start-glue-point="2" draw:end-shape="id4" draw:end-glue-point="0" svg:d="m3589 14023c0 4156 2116 1398 2116 5517" svg:viewBox="0 0 2117 5518">
          <text:p/>
        </draw:connector>
        <draw:custom-shape draw:style-name="gr6" draw:text-style-name="P1" xml:id="id7" draw:id="id7" draw:layer="layout" svg:width="3.893cm" svg:height="1.965cm" svg:x="2.872cm" svg:y="4.46cm">
          <text:p text:style-name="P1">VAAC site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4.818cm" svg:y1="6.425cm" svg:x2="3.589cm" svg:y2="9.45cm" draw:start-shape="id7" draw:start-glue-point="2" draw:end-shape="id8" draw:end-glue-point="0" svg:d="m4818 6425c0 2248-1229 736-1229 3025" svg:viewBox="0 0 1230 3026">
          <text:p/>
        </draw:connector>
        <draw:connector draw:style-name="gr2" draw:text-style-name="P1" draw:layer="layout" draw:type="curve" svg:x1="12.586cm" svg:y1="19.314cm" svg:x2="6.765cm" svg:y2="5.442cm" draw:start-shape="id5" draw:end-shape="id7" svg:d="m12586 19314c-4366 0-1456-13872-5821-13872" svg:viewBox="0 0 5822 13873">
          <text:p/>
        </draw:connector>
        <draw:custom-shape draw:style-name="gr3" draw:text-style-name="P2" xml:id="id10" draw:id="id10" draw:layer="layout" svg:width="7.185cm" svg:height="2.371cm" svg:x="12.356cm" svg:y="11.16cm">
          <text:p text:style-name="P2">contents in</text:p>
          <text:p text:style-name="P2"><text:span text:style-name="T2">&lt;pre&gt;</text:span> tag</text:p>
          <text:p text:style-name="P2">(EDITED DIRECTLY!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13cm" svg:height="1.741cm" svg:x="12.292cm" svg:y="9.005cm">
          <text:p text:style-name="P2">other</text:p>
          <text:p text:style-name="P2">contents (DUMMY!)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8.467cm" svg:height="6.754cm" svg:x="11.83cm" svg:y="8.592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1.83cm" svg:y1="11.969cm" svg:x2="5.705cm" svg:y2="19.54cm" draw:start-shape="id9" draw:start-glue-point="3" draw:end-shape="id4" draw:end-glue-point="0" svg:d="m11830 11969c-4084 0-6125 2523-6125 7571" svg:viewBox="0 0 6126 7572">
          <text:p/>
        </draw:connector>
        <draw:connector draw:style-name="gr2" draw:text-style-name="P1" draw:layer="layout" draw:type="curve" svg:x1="15.326cm" svg:y1="18.142cm" svg:x2="15.948cm" svg:y2="13.531cm" draw:start-shape="id5" draw:end-shape="id10" svg:d="m15326 18142c0-3459 622-1154 622-4611" svg:viewBox="0 0 623 46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8-29T10:55:21</meta:creation-date>
    <dc:date>2014-08-29T12:23:04</dc:date>
    <dc:creator>Jo Asplin</dc:creator>
    <meta:editing-duration>PT1H24M59S</meta:editing-duration>
    <meta:editing-cycles>15</meta:editing-cycles>
    <meta:generator>LibreOffice/3.5$Linux_X86_64 LibreOffice_project/350m1$Build-2</meta:generator>
    <meta:printed-by>Jo Asplin</meta:printed-by>
    <meta:print-date>2014-08-29T11:46:29</meta:print-date>
    <meta:document-statistic meta:object-count="22"/>
  </office:meta>
</office:document-meta>
</file>